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0c15a"/>
    </style:style>
    <style:style style:name="P2" style:family="paragraph" style:parent-style-name="Preformatted_20_Text">
      <style:paragraph-properties fo:orphans="1" style:writing-mode="lr-tb"/>
      <style:text-properties officeooo:paragraph-rsid="0000c15a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0c1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Generate prime numbers using the Sieve of Eratosthenes</text:span></text:p>
      <text:p text:style-name="P2"><text:span text:style-name="Source_20_Text">def generate_primes(limit):</text:span></text:p>
      <text:p text:style-name="P2"><text:span text:style-name="Source_20_Text"><text:s text:c="4"/>sieve = [True] * (limit + 1)</text:span></text:p>
      <text:p text:style-name="P2"><text:span text:style-name="Source_20_Text"><text:s text:c="4"/>sieve[0] = sieve[1] = False <text:s/># 0 and 1 are not primes</text:span></text:p>
      <text:p text:style-name="P2"><text:span text:style-name="Source_20_Text"><text:s text:c="4"/>for i in range(2, int(limit**0.5) + 1):</text:span></text:p>
      <text:p text:style-name="P2"><text:span text:style-name="Source_20_Text"><text:s text:c="8"/>if sieve[i]:</text:span></text:p>
      <text:p text:style-name="P2"><text:span text:style-name="Source_20_Text"><text:s text:c="12"/>for j in range(i * i, limit + 1, i):</text:span></text:p>
      <text:p text:style-name="P2"><text:span text:style-name="Source_20_Text"><text:s text:c="16"/>sieve[j] = False</text:span></text:p>
      <text:p text:style-name="P2"><text:span text:style-name="Source_20_Text"><text:s text:c="4"/>return [x for x in range(limit + 1) if sieve[x]]</text:span></text:p>
      <text:p text:style-name="P2"/>
      <text:p text:style-name="P2"><text:span text:style-name="Source_20_Text"># Generate primes up to a limit</text:span></text:p>
      <text:p text:style-name="P2"><text:span text:style-name="Source_20_Text">prime_limit = 500</text:span></text:p>
      <text:p text:style-name="P2"><text:span text:style-name="Source_20_Text">primes = generate_primes(prime_limit)</text:span></text:p>
      <text:p text:style-name="P2"/>
      <text:p text:style-name="P2"><text:span text:style-name="Source_20_Text"># Map primes onto a spiral for symmetry visualization</text:span></text:p>
      <text:p text:style-name="P2"><text:span text:style-name="Source_20_Text">def prime_spiral(primes):</text:span></text:p>
      <text:p text:style-name="P2"><text:span text:style-name="Source_20_Text"><text:s text:c="4"/>theta = [i * 2 * np.pi / 10 for i in range(len(primes))] <text:s/># Angular progression</text:span></text:p>
      <text:p text:style-name="P2"><text:span text:style-name="Source_20_Text"><text:s text:c="4"/>radius = [np.log2(p + 1) for p in primes] <text:s/># Radius based on prime magnitude</text:span></text:p>
      <text:p text:style-name="P2"><text:span text:style-name="Source_20_Text"><text:s text:c="4"/>x = [r * np.cos(t) for r, t in zip(radius, theta)]</text:span></text:p>
      <text:p text:style-name="P2"><text:span text:style-name="Source_20_Text"><text:s text:c="4"/>y = [r * np.sin(t) for r, t in zip(radius, theta)]</text:span></text:p>
      <text:p text:style-name="P2"><text:span text:style-name="Source_20_Text"><text:s text:c="4"/>return x, y</text:span></text:p>
      <text:p text:style-name="P2"/>
      <text:p text:style-name="P2"><text:span text:style-name="Source_20_Text"># Generate spiral coordinates for primes</text:span></text:p>
      <text:p text:style-name="P2"><text:span text:style-name="Source_20_Text">x_spiral, y_spiral = prime_spiral(primes)</text:span></text:p>
      <text:p text:style-name="P2"/>
      <text:p text:style-name="P2"><text:span text:style-name="Source_20_Text"># Plot the prime spiral</text:span></text:p>
      <text:p text:style-name="P2"><text:span text:style-name="Source_20_Text">plt.figure(figsize=(10, 8))</text:span></text:p>
      <text:p text:style-name="P2"><text:span text:style-name="Source_20_Text">plt.scatter(x_spiral, y_spiral, c="blue", label="Primes", s=30)</text:span></text:p>
      <text:p text:style-name="P2"><text:span text:style-name="Source_20_Text">plt.title("Prime Numbers Mapped on a Spiral", fontsize=16)</text:span></text:p>
      <text:p text:style-name="P2"><text:span text:style-name="Source_20_Text">plt.xlabel("X Coordinate", fontsize=14)</text:span></text:p>
      <text:p text:style-name="P2"><text:span text:style-name="Source_20_Text">plt.ylabel("Y Coordinate", fontsize=14)</text:span></text:p>
      <text:p text:style-name="P2"><text:span text:style-name="Source_20_Text">plt.grid(alpha=0.3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57:38.586497792</meta:creation-date>
    <dc:date>2025-01-13T23:59:08.255916358</dc:date>
    <meta:editing-duration>PT1M30S</meta:editing-duration>
    <meta:editing-cycles>1</meta:editing-cycles>
    <meta:document-statistic meta:table-count="0" meta:image-count="0" meta:object-count="0" meta:page-count="1" meta:paragraph-count="30" meta:word-count="180" meta:character-count="1187" meta:non-whitespace-character-count="962"/>
    <meta:generator>LibreOffice/24.2.7.2$Linux_X86_64 LibreOffice_project/420$Build-2</meta:generator>
  </office:meta>
</office:document-meta>
</file>